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20000001FE2BDE3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size="38pt" style:font-size-asian="38pt" style:font-size-complex="38pt"/>
    </style:style>
    <style:style style:name="P3" style:family="paragraph" style:parent-style-name="Standard">
      <style:paragraph-properties style:vertical-align="top"/>
      <style:text-properties style:font-name="Arial1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>
        <style:tab-stops>
          <style:tab-stop style:position="1.8437in" style:type="right"/>
        </style:tab-stops>
      </style:paragraph-properties>
      <style:text-properties style:font-name="Arial1"/>
    </style:style>
    <style:style style:name="P5" style:family="paragraph" style:parent-style-name="Standard">
      <style:paragraph-properties fo:text-align="end" style:justify-single-word="false">
        <style:tab-stops>
          <style:tab-stop style:position="1.1252in" style:type="right"/>
          <style:tab-stop style:position="6.898in"/>
        </style:tab-stops>
      </style:paragraph-properties>
      <style:text-properties style:font-name="Arial1"/>
    </style:style>
    <style:style style:name="P6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7" style:family="paragraph" style:parent-style-name="DocHeading2">
      <style:paragraph-properties fo:break-before="page"/>
    </style:style>
    <style:style style:name="P8" style:family="paragraph" style:parent-style-name="DocText" style:list-style-name="L1"/>
    <style:style style:name="P9" style:family="paragraph" style:parent-style-name="DocText" style:list-style-name="L2">
      <style:paragraph-properties fo:margin-top="0in" fo:margin-bottom="0in" style:contextual-spacing="false"/>
    </style:style>
    <style:style style:name="P10" style:family="paragraph" style:parent-style-name="DocText" style:list-style-name="L2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</text:sequence-decls>
      <text:user-field-decls>
        <text:user-field-decl office:value-type="string" office:string-value="Author" text:name="Author"/>
      </text:user-field-decls>
      <text:h text:style-name="DocHeading1" text:outline-level="1">Introduction</text:h>
      <text:p text:style-name="DocText">OpenSEA is an open source software for numerical seakeeping analysis. <text:s/>The software suite is a series of softwares used individually or in combination. <text:s/></text:p>
      <text:h text:style-name="DocHeading2" text:outline-level="2">Software Utility</text:h>
      <text:p text:style-name="Text_20_body">Seakeeping analysis is a critical part of the design of marine structures. <text:s/>This includes everything from offshore oil platforms to the Washington State ferries to bulk cargo carriers. <text:s/>The basic intent of seakeeping analysis is to determine how a marine structure will respond to a given sea state. <text:s/>This can include calculation of vessel motions, sea loads imparted to the marine structure, and a host of other design characteristics.</text:p>
      <text:h text:style-name="DocHeading1" text:outline-level="1">User Demand</text:h>
      <text:p text:style-name="DocText">Marine design firms around the use seakeeping analysis in the design process. <text:s/>The problem is that marine design is a very small industry. <text:s/>It has a small user base to support new software development. <text:s/>Seakeeping software sells for costs on the order of $30,000 per license. <text:s/>This is prohibitively expensive for most marine design firms. <text:s/></text:p>
      <text:p text:style-name="DocText">Many marine design firms bypass the use the seakeeping software and try to perform seakeeping analysis based on the performance of past vessel designs. <text:s/>The problem is that seakeeping performance is highly customized and specific to each marine structure. <text:s/>The industry has a need for advanced seakeeping software without high licensing costs. <text:s/>OpenSEA will be released as open source software to meet this demand.</text:p>
      <text:h text:style-name="DocHeading1" text:outline-level="1">Software Description</text:h>
      <text:p text:style-name="DocText">Most seakeeping software available today shares the same basic principles. <text:s/>One software calculates the interactions between a marine structure and ocean waves. <text:s/>Then a second software uses these interactions to predict vessel performance under a given set of wave conditions. <text:s/></text:p>
      <text:p text:style-name="DocText">The software calculates wave interactions by discretizing a marine structure into a surface mesh composed of a series of panels. <text:s/>The equations of wave interaction are then solved for each discretized panel. <text:s/></text:p>
      <text:p text:style-name="DocText">Solution requires efficient representation of each equation with complex numbers <text:soft-page-break/>(real and imaginary components) and computation of Bessel functions to form an interaction matrix. <text:s/>The software must then solve the interaction matrix, which is usually a size on the order of 1500x1500 entries. <text:s/>The software repeats this process 20 to 40 times for a given marine structure. <text:s/>Run times can range from 0.5 hr to 16 hr typically.</text:p>
      <text:p text:style-name="DocText">After calculation of the wave interactions, a second software solves for vessel motions. <text:s/>This involves a rigid body motion solver that includes the wave interaction effects, wave conditions, and any external body forces such as mooring lines. <text:s/>Program output can include a numerical time history of vessel motions, a visual video of vessel motions, a series of graphs showing the time history from any number of custom outputs, and statistical summaries of the time history.</text:p>
      <text:h text:style-name="DocHeading2" text:outline-level="2">Commercial Examples</text:h>
      <text:p text:style-name="DocText">The following two software are examples of commercial seakeeping software.</text:p>
      <text:list xml:id="list21242717662" text:style-name="L1">
        <text:list-item>
          <text:p text:style-name="P8">ANSYS AQWA (<text:a xlink:type="simple" xlink:href="http://www.ansys.com/Products/Other+Products/ANSYS+AQWA">www.ansys.com/Products/Other+Products/ANSYS+AQWA</text:a>)</text:p>
        </text:list-item>
        <text:list-item>
          <text:p text:style-name="P8">WAMIT (<text:a xlink:type="simple" xlink:href="http://www.wamit.com/">www.wamit.com</text:a>)</text:p>
        </text:list-item>
      </text:list>
      <text:p text:style-name="DocText">Both software are used by professional marine designers and have very high license costs associated with them.</text:p>
      <text:h text:style-name="DocHeading1" text:outline-level="1">Project Overview</text:h>
      <text:p text:style-name="DocText">The following details provide a general overview of the software scope. <text:s/>An individual development project may include only a small portion of the complete project. <text:s/></text:p>
      <text:h text:style-name="P7" text:outline-level="2">Project Organization</text:h>
      <text:p text:style-name="DocText">The project plans the following software structure. <text:s/>Each item in this structure can be easily developed as an independent application. <text:s/>Minimal descriptions are provided; more information is available for each item and potential discussion for development strategies.</text:p>
      <text:list xml:id="list10162055381" text:style-name="L2">
        <text:list-item>
          <text:p text:style-name="P9"><text:span text:style-name="T2">oHydro</text:span> – Calculates wave interactions</text:p>
          <text:list>
            <text:list-item>
              <text:p text:style-name="P9">Solver development (Matrix inversion)</text:p>
            </text:list-item>
          </text:list>
        </text:list-item>
        <text:list-item>
          <text:p text:style-name="P9"><text:span text:style-name="T3">oFreq</text:span> – Calculates frequency based response of marine structures due to wave interactions and a given sea state</text:p>
          <text:list>
            <text:list-item>
              <text:p text:style-name="P9">Solver for frequency based responses (Matrix inversion)</text:p>
            </text:list-item>
            <text:list-item>
              <text:p text:style-name="P9">Solver for resonant frequency analysis (Eigen-value solver)</text:p>
            </text:list-item>
          </text:list>
        </text:list-item>
        <text:list-item>
          <text:p text:style-name="P9"><text:span text:style-name="T3">oTime</text:span> – Calculates time based response of marine structures due to wave interactions and a given sea state. <text:s/>Includes non-linear force components</text:p>
          <text:list>
            <text:list-item>
              <text:p text:style-name="P9">Solver development</text:p>
            </text:list-item>
            <text:list-item>
              <text:p text:style-name="P9">Feature development for non-linear force models</text:p>
            </text:list-item>
          </text:list>
        </text:list-item>
        <text:list-item>
          <text:p text:style-name="P9"><text:span text:style-name="T3">oFourier</text:span> – Calculates frequency based responses of marine structures from a given time history</text:p>
          <text:list>
            <text:list-item>
              <text:p text:style-name="P9">Solver development (fast Fourier transform)</text:p>
            </text:list-item>
          </text:list>
        </text:list-item>
        <text:list-item>
          <text:p text:style-name="P9"><text:span text:style-name="T3">oBatch</text:span> – Automation software to perform multiple runs of all the above programs and alter program inputs. <text:s/>Also aggregates all results and generates summaries</text:p>
        </text:list-item>
        <text:list-item>
          <text:p text:style-name="P10">Common Utilities</text:p>
          <text:list>
            <text:list-item>
              <text:p text:style-name="P9"><text:span text:style-name="T3">AQWA Import</text:span> – Utility to convert data files from AQWA format to native OpenSEA file format</text:p>
            </text:list-item>
            <text:list-item>
              <text:p text:style-name="P9"><text:span text:style-name="T3">Common GUI platform</text:span> – A base software with common appearance and functionality that can be expanded to use by all software programs.</text:p>
            </text:list-item>
            <text:list-item>
              <text:p text:style-name="P9"><text:span text:style-name="T3">Text-file based user interaction</text:span> – The most basic method of interaction may be text-file inputs. <text:s/>The format of text file inputs needs to be specified, along with text file structure</text:p>
            </text:list-item>
            <text:list-item>
              <text:p text:style-name="P9"><text:span text:style-name="T3">ParametricGen</text:span> – Utility that allows the user to generate custom database based on interpolation between individual files and user defined parameters.</text:p>
            </text:list-item>
          </text:list>
        </text:list-item>
      </text:list>
      <text:h text:style-name="P7" text:outline-level="2">Possible Focus Areas</text:h>
      <text:p text:style-name="DocText">Possible focus areas include the oTime or ParametricGen. <text:s/>The exact focus would require further discussion.</text:p>
      <text:h text:style-name="DocHeading2" text:outline-level="2">Operating System</text:h>
      <text:p text:style-name="DocText">The program will be initially designed for only one operating system. <text:s/>Windows or Linux operating systems are possible, with a preference for Linux based systems. <text:s/>The program should be designed for eventual expansion to cross platform support in Windows and Linux. <text:s/>The sponsor currently intends to use the Qt development environment to provide this capability for future development. <text:s/>Other options can be explored as part of the project.</text:p>
      <text:h text:style-name="DocHeading2" text:outline-level="2">Programming Language</text:h>
      <text:p text:style-name="Text_20_body">Application coding will probably be in the C++ language due to a variety of features. <text:s/>However, other options can be evaluated as part of the project.</text:p>
      <text:h text:style-name="DocHeading1" text:outline-level="1">Sponsor Background</text:h>
      <text:p text:style-name="DocText">The sponsor is a private individual named Nicholas Barczak. <text:s/>Nicholas is a professional naval architect working in the maritime community. (Professional profile available online via linkedIn: <text:s/><text:a xlink:type="simple" xlink:href="http://www.linkedin.com/pub/nicholas-b/23/a52/73a/">www.linkedin.com/pub/nicholas-b/23/a52/73a/</text:a>) Nicholas has some experience with basic C++ and VBA programs. <text:s/>His primary background is in engineering, with an emphasis on numerical analysis, advanced computing methods, and computer automation. <text:s/>This has afforded Nicholas an appreciation for the complexities of software development and a basic understanding of software development and program coding.</text:p>
      <text:p text:style-name="DocText">Any software produced by this project will be released as open source. <text:s/>The sponsor will host a website to provide access for the software and advertise its existence within the naval architecture community. <text:s/></text:p>
      <text:p text:style-name="DocText"/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ahoma1" svg:font-family="Tahoma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 fo:font-size="11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use-window-font-color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text-properties fo:font-size="20pt"/>
    </style:style>
    <style:style style:name="DocHeading2" style:family="paragraph" style:parent-style-name="Heading_20_2" style:next-style-name="Text_20_body" style:default-outline-level="2">
      <style:text-properties fo:font-size="16pt"/>
    </style:style>
    <style:style style:name="DocHeading3" style:family="paragraph" style:parent-style-name="Heading_20_3" style:next-style-name="Text_20_body" style:default-outline-level="3">
      <style:text-properties fo:font-size="14pt"/>
    </style:style>
    <style:style style:name="DocHeading4" style:family="paragraph" style:parent-style-name="Heading_20_4" style:next-style-name="Text" style:default-outline-level="4" style:master-page-name="">
      <style:paragraph-properties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>
      <style:text-properties fo:font-size="12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Caption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/>
    <style:style style:name="DocTitle" style:family="paragraph" style:parent-style-name="Title" style:next-style-name="DocSubtitle" style:master-page-name="">
      <style:paragraph-properties style:page-number="auto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375in" fo:margin-left="0in" fo:margin-right="-0.0125in" table:align="margins"/>
    </style:style>
    <style:style style:name="Table1.A" style:family="table-column">
      <style:table-column-properties style:column-width="1.466in" style:rel-column-width="13848*"/>
    </style:style>
    <style:style style:name="Table1.B" style:family="table-column">
      <style:table-column-properties style:column-width="3.5222in" style:rel-column-width="33272*"/>
    </style:style>
    <style:style style:name="Table1.C" style:family="table-column">
      <style:table-column-properties style:column-width="0.616in" style:rel-column-width="5818*"/>
    </style:style>
    <style:style style:name="Table1.D" style:family="table-column">
      <style:table-column-properties style:column-width="1.3333in" style:rel-column-width="12597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padding="0.0382in" fo:border="none"/>
    </style:style>
    <style:style style:name="Table1.2" style:family="table-row">
      <style:table-row-properties style:min-row-height="0.3389in"/>
    </style:style>
    <style:style style:name="MP1" style:family="paragraph" style:parent-style-name="Standard">
      <style:text-properties style:font-name="Arial1" fo:font-size="38pt" style:font-size-asian="38pt" style:font-size-complex="38pt"/>
    </style:style>
    <style:style style:name="MP2" style:family="paragraph" style:parent-style-name="Standard">
      <style:paragraph-properties style:vertical-align="top"/>
      <style:text-properties style:font-name="Arial1" fo:font-size="18pt" style:font-size-asian="18pt" style:font-size-complex="18pt"/>
    </style:style>
    <style:style style:name="MP3" style:family="paragraph" style:parent-style-name="Standard">
      <style:paragraph-properties fo:text-align="end" style:justify-single-word="false">
        <style:tab-stops>
          <style:tab-stop style:position="1.8437in" style:type="right"/>
        </style:tab-stops>
      </style:paragraph-properties>
      <style:text-properties style:font-name="Arial1"/>
    </style:style>
    <style:style style:name="MP4" style:family="paragraph" style:parent-style-name="Standard">
      <style:text-properties style:font-name="Arial1"/>
    </style:style>
    <style:style style:name="MP5" style:family="paragraph" style:parent-style-name="Standard">
      <style:paragraph-properties fo:text-align="end" style:justify-single-word="false">
        <style:tab-stops>
          <style:tab-stop style:position="1.1252in" style:type="right"/>
          <style:tab-stop style:position="6.898in"/>
        </style:tab-stops>
      </style:paragraph-properties>
      <style:text-properties style:font-name="Arial1"/>
    </style:style>
    <style:style style:name="MP6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7" style:family="paragraph"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972in" svg:y="0.0228in" svg:width="1.5362in" svg:height="0.9791in" draw:z-index="7"><draw:image xlink:href="Pictures/1000020000000320000001FE2BDE3115.png" xlink:type="simple" xlink:show="embed" xlink:actuate="onLoad"/></draw:frame></text:p>
            </table:table-cell>
            <table:table-cell table:style-name="Table1.B1" office:value-type="string">
              <text:p text:style-name="MP2">OpenSEA</text:p>
            </table:table-cell>
            <table:table-cell table:style-name="Table1.B1" table:number-columns-spanned="2" office:value-type="string">
              <text:p text:style-name="MP3">Nicholas Barczak</text:p>
            </table:table-cell>
            <table:covered-table-cell/>
          </table:table-row>
          <table:table-row table:style-name="Table1.2">
            <table:covered-table-cell/>
            <table:table-cell table:style-name="Table1.A1" table:number-columns-spanned="2" office:value-type="string">
              <text:p text:style-name="MP4">Project Proposal</text:p>
            </table:table-cell>
            <table:covered-table-cell/>
            <table:table-cell table:style-name="Table1.A1" office:value-type="string">
              <text:p text:style-name="MP5">03/23/2013</text:p>
            </table:table-cell>
          </table:table-row>
        </table:table>
        <text:p text:style-name="Header"/>
      </style:header>
      <style:footer>
        <text:p text:style-name="MP6"><draw:line text:anchor-type="paragraph" draw:z-index="3" draw:style-name="Mgr1" draw:text-style-name="MP7" svg:x1="0.011in" svg:y1="0.0102in" svg:x2="6.9244in" svg:y2="0.0102in"><text:p/></draw:line><text:span text:style-name="MT1"><text:file-name text:display="name-and-extension">OpenSea_Proposal.odt</text:file-name></text:span><text:tab/><text:tab/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creation-date>2013-03-23T15:29:20</meta:creation-date>
    <meta:editing-cycles>15</meta:editing-cycles>
    <meta:editing-duration>PT1H31M28S</meta:editing-duration>
    <dc:date>2013-04-03T06:37:18</dc:date>
    <meta:document-statistic meta:table-count="1" meta:image-count="1" meta:object-count="0" meta:page-count="4" meta:paragraph-count="51" meta:word-count="1004" meta:character-count="6627" meta:non-whitespace-character-count="5654"/>
    <meta:user-defined meta:name="Info 1"/>
    <meta:user-defined meta:name="Info 2"/>
    <meta:user-defined meta:name="Info 3"/>
    <meta:user-defined meta:name="Info 4"/>
  </office:meta>
</office:document-meta>
</file>